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cm"/>
    </style:style>
    <style:style style:name="co2" style:family="table-column">
      <style:table-column-properties fo:break-before="auto" style:column-width="3.247cm"/>
    </style:style>
    <style:style style:name="co3" style:family="table-column">
      <style:table-column-properties fo:break-before="auto" style:column-width="7.299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1.235cm"/>
    </style:style>
    <style:style style:name="co8" style:family="table-column">
      <style:table-column-properties fo:break-before="auto" style:column-width="13.9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  <style:style style:name="ce1" style:family="table-cell" style:parent-style-name="Default" style:data-style-name="N20000">
      <style:text-properties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fo:wrap-option="wrap"/>
    </style:style>
    <style:style style:name="ce10" style:family="table-cell" style:parent-style-name="Default" style:data-style-name="N20100">
      <style:text-properties fo:font-weight="bold" style:font-weight-asian="bold" style:font-weight-complex="bold"/>
    </style:style>
    <style:style style:name="ce6" style:family="table-cell" style:parent-style-name="Default" style:data-style-name="N20100"/>
    <style:style style:name="ce7" style:family="table-cell" style:parent-style-name="Default" style:data-style-name="N200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6"/>
        <table:table-column table:style-name="co8" table:default-cell-style-name="Default"/>
        <table:table-column table:style-name="co2" table:default-cell-style-name="ce4"/>
        <table:table-column table:style-name="co4" table:default-cell-style-name="ce4"/>
        <table:table-column table:style-name="co9" table:number-columns-repeated="16374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0" office:value-type="string" calcext:value-type="string">
            <text:p>Value</text:p>
          </table:table-cell>
          <table:table-cell table:style-name="ce1" office:value-type="string" calcext:value-type="string">
            <text:p>Preference</text:p>
          </table:table-cell>
          <table:table-cell table:style-name="ce1" office:value-type="string" calcext:value-type="string">
            <text:p>Old</text:p>
          </table:table-cell>
          <table:table-cell/>
          <table:table-cell table:formula="of:= &quot;$&quot; &amp; [.A1] &amp; &quot;$ &amp; \code{&quot; &amp; [.B1] &amp; &quot;} &amp; &quot; &amp; [.C1] &amp; &quot; &amp; &quot; &amp; [.D1] &amp; &quot; \\&quot;" office:value-type="string" office:string-value="$Parameter$ &amp; \code{Code} &amp; Name &amp; Value \\" calcext:value-type="string">
            <text:p>$Parameter$ &amp; \code{Code} &amp; Name &amp; Value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_0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ypical time scale</text:p>
          </table:table-cell>
          <table:table-cell office:value-type="string" calcext:value-type="string">
            <text:p>\SI{2}{\hour}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] &amp; &quot;$ &amp; \code{&quot; &amp; [.B2] &amp; &quot;} &amp; &quot; &amp; [.C2] &amp; &quot; &amp; &quot; &amp; [.D2] &amp; &quot; \\&quot;" office:value-type="string" office:string-value="$T_0$ &amp; \code{t0} &amp; Typical time scale &amp; \SI{2}{\hour} \\" calcext:value-type="string">
            <text:p>$T_0$ &amp; \code{t0} &amp; Typical time scale &amp; \SI{2}{\hour}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Typical length scale</text:p>
          </table:table-cell>
          <table:table-cell office:value-type="string" calcext:value-type="string">
            <text:p>\SI{5}{\micro\meter}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3] &amp; &quot;$ &amp; \code{&quot; &amp; [.B3] &amp; &quot;} &amp; &quot; &amp; [.C3] &amp; &quot; &amp; &quot; &amp; [.D3] &amp; &quot; \\&quot;" office:value-type="string" office:string-value="$R_0$ &amp; \code{r0} &amp; Typical length scale &amp; \SI{5}{\micro\meter} \\" calcext:value-type="string">
            <text:p>$R_0$ &amp; \code{r0} &amp; Typical length scale &amp; \SI{5}{\micro\meter}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_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Typical force scale</text:p>
          </table:table-cell>
          <table:table-cell office:value-type="string" calcext:value-type="string">
            <text:p>\SI{20}{\pico\newton}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4] &amp; &quot;$ &amp; \code{&quot; &amp; [.B4] &amp; &quot;} &amp; &quot; &amp; [.C4] &amp; &quot; &amp; &quot; &amp; [.D4] &amp; &quot; \\&quot;" office:value-type="string" office:string-value="$F_0$ &amp; \code{f0} &amp; Typical force scale &amp; \SI{20}{\pico\newton} \\" calcext:value-type="string">
            <text:p>$F_0$ &amp; \code{f0} &amp; Typical force scale &amp; \SI{20}{\pico\newton}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mulation tim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ells aggregate</text:p>
          </table:table-cell>
          <table:table-cell/>
          <table:table-cell table:formula="of:= &quot;$&quot; &amp; [.A5] &amp; &quot;$ &amp; \code{&quot; &amp; [.B5] &amp; &quot;} &amp; &quot; &amp; [.C5] &amp; &quot; &amp; &quot; &amp; [.D5] &amp; &quot; \\&quot;" office:value-type="string" office:string-value="$\tilde t$ &amp; \code{t} &amp; Simulation time &amp;  \\" calcext:value-type="string">
            <text:p>$\tilde t$ &amp; \code{t} &amp; Simulation time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Delta \tilde </text:span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step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s aggregate</text:p>
          </table:table-cell>
          <table:table-cell/>
          <table:table-cell table:formula="of:= &quot;$&quot; &amp; [.A6] &amp; &quot;$ &amp; \code{&quot; &amp; [.B6] &amp; &quot;} &amp; &quot; &amp; [.C6] &amp; &quot; &amp; &quot; &amp; [.D6] &amp; &quot; \\&quot;" office:value-type="string" office:string-value="$\Delta \tilde t$ &amp; \code{dt} &amp; Timestep &amp; 0.002 \\" calcext:value-type="string">
            <text:p>$\Delta \tilde t$ &amp; \code{dt} &amp; Timestep &amp; 0.002 \\</text:p>
          </table:table-cell>
          <table:table-cell table:number-columns-repeated="16376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otal number of cel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ells aggregate</text:p>
          </table:table-cell>
          <table:table-cell/>
          <table:table-cell table:formula="of:= &quot;$&quot; &amp; [.A7] &amp; &quot;$ &amp; \code{&quot; &amp; [.B7] &amp; &quot;} &amp; &quot; &amp; [.C7] &amp; &quot; &amp; &quot; &amp; [.D7] &amp; &quot; \\&quot;" office:value-type="string" office:string-value="$N$ &amp; \code{N} &amp; Total number of cells &amp;  \\" calcext:value-type="string">
            <text:p>$N$ &amp; \code{N} &amp; Total number of cells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adi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ls cell</text:p>
          </table:table-cell>
          <table:table-cell/>
          <table:table-cell table:formula="of:= &quot;$&quot; &amp; [.A8] &amp; &quot;$ &amp; \code{&quot; &amp; [.B8] &amp; &quot;} &amp; &quot; &amp; [.C8] &amp; &quot; &amp; &quot; &amp; [.D8] &amp; &quot; \\&quot;" office:value-type="string" office:string-value="$\tilde r$ &amp; \code{r} &amp; Radius &amp; 1 \\" calcext:value-type="string">
            <text:p>$\tilde r$ &amp; \code{r} &amp; Radius &amp; 1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alpha_\text{ov}</text:p>
          </table:table-cell>
          <table:table-cell office:value-type="string" calcext:value-type="string">
            <text:p>olap</text:p>
          </table:table-cell>
          <table:table-cell office:value-type="string" calcext:value-type="string">
            <text:p>Overlap factor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9] &amp; &quot;$ &amp; \code{&quot; &amp; [.B9] &amp; &quot;} &amp; &quot; &amp; [.C9] &amp; &quot; &amp; &quot; &amp; [.D9] &amp; &quot; \\&quot;" office:value-type="string" office:string-value="$\alpha_\text{ov}$ &amp; \code{olap} &amp; Overlap factor &amp; 0.75 \\" calcext:value-type="string">
            <text:p>$\alpha_\text{ov}$ &amp; \code{olap} &amp; Overlap factor &amp; 0.75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t_{\text{div}}</text:p>
          </table:table-cell>
          <table:table-cell office:value-type="string" calcext:value-type="string">
            <text:p>t\_div</text:p>
          </table:table-cell>
          <table:table-cell office:value-type="string" calcext:value-type="string">
            <text:p>Division tim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0] &amp; &quot;$ &amp; \code{&quot; &amp; [.B10] &amp; &quot;} &amp; &quot; &amp; [.C10] &amp; &quot; &amp; &quot; &amp; [.D10] &amp; &quot; \\&quot;" office:value-type="string" office:string-value="$\tilde t_{\text{div}}$ &amp; \code{t\_div} &amp; Division time &amp;  \\" calcext:value-type="string">
            <text:p>$\tilde t_{\text{div}}$ &amp; \code{t\_div} &amp; Division time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\tau_\text{div}</text:p>
          </table:table-cell>
          <table:table-cell office:value-type="string" calcext:value-type="string">
            <text:p>tau\_div</text:p>
          </table:table-cell>
          <table:table-cell office:value-type="string" calcext:value-type="string">
            <text:p>Average division time</text:p>
          </table:table-cell>
          <table:table-cell office:value-type="string" calcext:value-type="string">
            <text:p>5--1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1] &amp; &quot;$ &amp; \code{&quot; &amp; [.B11] &amp; &quot;} &amp; &quot; &amp; [.C11] &amp; &quot; &amp; &quot; &amp; [.D11] &amp; &quot; \\&quot;" office:value-type="string" office:string-value="$\tilde \tau_\text{div}$ &amp; \code{tau\_div} &amp; Average division time &amp; 5--10 \\" calcext:value-type="string">
            <text:p>$\tilde \tau_\text{div}$ &amp; \code{tau\_div} &amp; Average division time &amp; 5--10 \\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x\_div,y\_div, z\_div</text:p>
          </table:table-cell>
          <table:table-cell office:value-type="string" calcext:value-type="string">
            <text:p>Division axis vecto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2] &amp; &quot;$ &amp; \code{&quot; &amp; [.B12] &amp; &quot;} &amp; &quot; &amp; [.C12] &amp; &quot; &amp; &quot; &amp; [.D12] &amp; &quot; \\&quot;" office:value-type="string" office:string-value="$$ &amp; \code{x\_div,y\_div, z\_div} &amp; Division axis vector &amp;  \\" calcext:value-type="string">
            <text:p>$$ &amp; \code{x\_div,y\_div, z\_div} &amp; Division axis vector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\sigma_\text{div}</text:p>
          </table:table-cell>
          <table:table-cell office:value-type="string" calcext:value-type="string">
            <text:p>sigma\_div</text:p>
          </table:table-cell>
          <table:table-cell office:value-type="string" calcext:value-type="string">
            <text:p>Division time variability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3] &amp; &quot;$ &amp; \code{&quot; &amp; [.B13] &amp; &quot;} &amp; &quot; &amp; [.C13] &amp; &quot; &amp; &quot; &amp; [.D13] &amp; &quot; \\&quot;" office:value-type="string" office:string-value="$\tilde \sigma_\text{div}$ &amp; \code{sigma\_div} &amp; Division time variability &amp; 0.5 \\" calcext:value-type="string">
            <text:p>$\tilde \sigma_\text{div}$ &amp; \code{sigma\_div} &amp; Division time variability &amp; 0.5 \\</text:p>
          </table:table-cell>
          <table:table-cell table:number-columns-repeated="16376"/>
        </table:table-row>
        <table:table-row table:style-name="ro1">
          <table:table-cell table:style-name="Default" office:value-type="string" calcext:value-type="string">
            <text:p>\text{U}(a,b)</text:p>
          </table:table-cell>
          <table:table-cell table:style-name="Default"/>
          <table:table-cell table:style-name="Default" office:value-type="string" calcext:value-type="string">
            <text:p>Uniform distribution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4] &amp; &quot;$ &amp; \code{&quot; &amp; [.B14] &amp; &quot;} &amp; &quot; &amp; [.C14] &amp; &quot; &amp; &quot; &amp; [.D14] &amp; &quot; \\&quot;" office:value-type="string" office:string-value="$\text{U}(a,b)$ &amp; \code{} &amp; Uniform distribution &amp;  \\" calcext:value-type="string">
            <text:p>$\text{U}(a,b)$ &amp; \code{} &amp; Uniform distribution &amp; <text:s/>\\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\_on</text:p>
          </table:table-cell>
          <table:table-cell office:value-type="string" calcext:value-type="string">
            <text:p>Differentiation trigger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5] &amp; &quot;$ &amp; \code{&quot; &amp; [.B15] &amp; &quot;} &amp; &quot; &amp; [.C15] &amp; &quot; &amp; &quot; &amp; [.D15] &amp; &quot; \\&quot;" office:value-type="string" office:string-value="$$ &amp; \code{d\_on} &amp; Differentiation trigger &amp;  \\" calcext:value-type="string">
            <text:p>$$ &amp; \code{d\_on} &amp; Differentiation trigger &amp; <text:s/>\\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g\_on</text:p>
          </table:table-cell>
          <table:table-cell office:value-type="string" calcext:value-type="string">
            <text:p>Growth trigger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string" calcext:value-type="string">
            <text:p>parameters growth</text:p>
          </table:table-cell>
          <table:table-cell/>
          <table:table-cell table:formula="of:= &quot;$&quot; &amp; [.A16] &amp; &quot;$ &amp; \code{&quot; &amp; [.B16] &amp; &quot;} &amp; &quot; &amp; [.C16] &amp; &quot; &amp; &quot; &amp; [.D16] &amp; &quot; \\&quot;" office:value-type="string" office:string-value="$$ &amp; \code{g\_on} &amp; Growth trigger &amp;  \\" calcext:value-type="string">
            <text:p>$$ &amp; \code{g\_on} &amp; Growth trigger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s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formula="of:= &quot;$&quot; &amp; [.A17] &amp; &quot;$ &amp; \code{&quot; &amp; [.B17] &amp; &quot;} &amp; &quot; &amp; [.C17] &amp; &quot; &amp; &quot; &amp; [.D17] &amp; &quot; \\&quot;" office:value-type="string" office:string-value="$m$ &amp; \code{} &amp; Mass &amp;  \\" calcext:value-type="string">
            <text:p>$m$ &amp; \code{} &amp; Mass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x\in\R^3</text:p>
          </table:table-cell>
          <table:table-cell office:value-type="string" calcext:value-type="string">
            <text:p>x,y,z</text:p>
          </table:table-cell>
          <table:table-cell office:value-type="string" calcext:value-type="string">
            <text:p>Positi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ells cell</text:p>
          </table:table-cell>
          <table:table-cell/>
          <table:table-cell table:formula="of:= &quot;$&quot; &amp; [.A18] &amp; &quot;$ &amp; \code{&quot; &amp; [.B18] &amp; &quot;} &amp; &quot; &amp; [.C18] &amp; &quot; &amp; &quot; &amp; [.D18] &amp; &quot; \\&quot;" office:value-type="string" office:string-value="$\tilde x\in\R^3$ &amp; \code{x,y,z} &amp; Position &amp;  \\" calcext:value-type="string">
            <text:p>$\tilde x\in\R^3$ &amp; \code{x,y,z} &amp; Position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v\in\R^3</text:p>
          </table:table-cell>
          <table:table-cell office:value-type="string" calcext:value-type="string">
            <text:p>vx,vy,vz</text:p>
          </table:table-cell>
          <table:table-cell office:value-type="string" calcext:value-type="string">
            <text:p>Velocit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19] &amp; &quot;$ &amp; \code{&quot; &amp; [.B19] &amp; &quot;} &amp; &quot; &amp; [.C19] &amp; &quot; &amp; &quot; &amp; [.D19] &amp; &quot; \\&quot;" office:value-type="string" office:string-value="$\tilde v\in\R^3$ &amp; \code{vx,vy,vz} &amp; Velocity &amp;  \\" calcext:value-type="string">
            <text:p>$\tilde v\in\R^3$ &amp; \code{vx,vy,vz} &amp; Velocity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\lambd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Global friction coefficien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0] &amp; &quot;$ &amp; \code{&quot; &amp; [.B20] &amp; &quot;} &amp; &quot; &amp; [.C20] &amp; &quot; &amp; &quot; &amp; [.D20] &amp; &quot; \\&quot;" office:value-type="string" office:string-value="$\tilde \lambda$ &amp; \code{lambda} &amp; Global friction coefficient &amp; 1 \\" calcext:value-type="string">
            <text:p>$\tilde \lambda$ &amp; \code{lambda} &amp; Global friction coefficient &amp; 1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\Lambd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Variable fiction coefficient</text:p>
          </table:table-cell>
          <table:table-cell office:value-type="string" calcext:value-type="string">
            <text:p>0.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1] &amp; &quot;$ &amp; \code{&quot; &amp; [.B21] &amp; &quot;} &amp; &quot; &amp; [.C21] &amp; &quot; &amp; &quot; &amp; [.D21] &amp; &quot; \\&quot;" office:value-type="string" office:string-value="$\tilde \Lambda$ &amp; \code{lambda} &amp; Variable fiction coefficient &amp; 0.1 \\" calcext:value-type="string">
            <text:p>$\tilde \Lambda$ &amp; \code{lambda} &amp; Variable fiction coefficient &amp; 0.1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F_i\in\R^3</text:p>
          </table:table-cell>
          <table:table-cell office:value-type="string" calcext:value-type="string">
            <text:p>fx,fy,fz</text:p>
          </table:table-cell>
          <table:table-cell office:value-type="string" calcext:value-type="string">
            <text:p>Sum of passive forc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ells cell dynamics forces</text:p>
          </table:table-cell>
          <table:table-cell/>
          <table:table-cell table:formula="of:= &quot;$&quot; &amp; [.A22] &amp; &quot;$ &amp; \code{&quot; &amp; [.B22] &amp; &quot;} &amp; &quot; &amp; [.C22] &amp; &quot; &amp; &quot; &amp; [.D22] &amp; &quot; \\&quot;" office:value-type="string" office:string-value="$\tilde F_i\in\R^3$ &amp; \code{fx,fy,fz} &amp; Sum of passive forces &amp;  \\" calcext:value-type="string">
            <text:p>$\tilde F_i\in\R^3$ &amp; \code{fx,fy,fz} &amp; Sum of passive forces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F_{ij}\in\R^3</text:p>
          </table:table-cell>
          <table:table-cell/>
          <table:table-cell office:value-type="string" calcext:value-type="string">
            <text:p>Force exerted by cell $j$ over cell $i$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ells cell dynamics forces</text:p>
          </table:table-cell>
          <table:table-cell/>
          <table:table-cell table:formula="of:= &quot;$&quot; &amp; [.A23] &amp; &quot;$ &amp; \code{&quot; &amp; [.B23] &amp; &quot;} &amp; &quot; &amp; [.C23] &amp; &quot; &amp; &quot; &amp; [.D23] &amp; &quot; \\&quot;" office:value-type="string" office:string-value="$\tilde F_{ij}\in\R^3$ &amp; \code{} &amp; Force exerted by cell $j$ over cell $i$ &amp;  \\" calcext:value-type="string">
            <text:p>$\tilde F_{ij}\in\R^3$ &amp; \code{} &amp; Force exerted by cell $j$ over cell $i$ &amp; <text:s/>\\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<text:span text:style-name="T1">\tilde </text:span>d_{ij}</text:p>
          </table:table-cell>
          <table:table-cell office:value-type="string" calcext:value-type="string">
            <text:p>d\_ij</text:p>
          </table:table-cell>
          <table:table-cell table:style-name="ce5" office:value-type="string" calcext:value-type="string">
            <text:p>Euclidean distance</text:p>
            <text:p> between cells $i$ and $j$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4] &amp; &quot;$ &amp; \code{&quot; &amp; [.B24] &amp; &quot;} &amp; &quot; &amp; [.C24] &amp; &quot; &amp; &quot; &amp; [.D24] &amp; &quot; \\&quot;" office:value-type="string" office:string-value="$\tilde d_{ij}$ &amp; \code{d\_ij} &amp; Euclidean distance&#10; between cells $i$ and $j$ &amp;  \\" calcext:value-type="string">
            <text:p>$\tilde d_{ij}$ &amp; \code{d\_ij} &amp; Euclidean distance</text:p>
            <text:p> between cells $i$ and $j$ &amp; 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alpha_\text{nb}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eighbour range factor</text:p>
          </table:table-cell>
          <table:table-cell office:value-type="float" office:value="1.2" calcext:value-type="float">
            <text:p>1.2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parameters range</text:p>
          </table:table-cell>
          <table:table-cell/>
          <table:table-cell table:formula="of:= &quot;$&quot; &amp; [.A25] &amp; &quot;$ &amp; \code{&quot; &amp; [.B25] &amp; &quot;} &amp; &quot; &amp; [.C25] &amp; &quot; &amp; &quot; &amp; [.D25] &amp; &quot; \\&quot;" office:value-type="string" office:string-value="$\alpha_\text{nb}$ &amp; \code{range} &amp; Neighbour range factor &amp; 1.2 \\" calcext:value-type="string">
            <text:p>$\alpha_\text{nb}$ &amp; \code{range} &amp; Neighbour range factor &amp; 1.2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m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Force range factor</text:p>
          </table:table-cell>
          <table:table-cell office:value-type="float" office:value="2" calcext:value-type="float">
            <text:p>2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parameters range</text:p>
          </table:table-cell>
          <table:table-cell/>
          <table:table-cell table:formula="of:= &quot;$&quot; &amp; [.A26] &amp; &quot;$ &amp; \code{&quot; &amp; [.B26] &amp; &quot;} &amp; &quot; &amp; [.C26] &amp; &quot; &amp; &quot; &amp; [.D26] &amp; &quot; \\&quot;" office:value-type="string" office:string-value="$\mu$ &amp; \code{mu} &amp; Force range factor &amp; 2 \\" calcext:value-type="string">
            <text:p>$\mu$ &amp; \code{mu} &amp; Force range factor &amp; 2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_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umber of neighbour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7] &amp; &quot;$ &amp; \code{&quot; &amp; [.B27] &amp; &quot;} &amp; &quot; &amp; [.C27] &amp; &quot; &amp; &quot; &amp; [.D27] &amp; &quot; \\&quot;" office:value-type="string" office:string-value="$n_i$ &amp; \code{ni} &amp; Number of neighbours &amp;  \\" calcext:value-type="string">
            <text:p>$n_i$ &amp; \code{ni} &amp; Number of neighbours &amp; <text:s/>\\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i\_a</text:p>
          </table:table-cell>
          <table:table-cell office:value-type="string" calcext:value-type="string">
            <text:p>Number of neighbours in state $A$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8] &amp; &quot;$ &amp; \code{&quot; &amp; [.B28] &amp; &quot;} &amp; &quot; &amp; [.C28] &amp; &quot; &amp; &quot; &amp; [.D28] &amp; &quot; \\&quot;" office:value-type="string" office:string-value="$$ &amp; \code{ni\_a} &amp; Number of neighbours in state $A$ &amp;  \\" calcext:value-type="string">
            <text:p>$$ &amp; \code{ni\_a} &amp; Number of neighbours in state $A$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_i</text:p>
          </table:table-cell>
          <table:table-cell/>
          <table:table-cell office:value-type="string" calcext:value-type="string">
            <text:p>Set of neighbour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ells cell dynamics</text:p>
          </table:table-cell>
          <table:table-cell/>
          <table:table-cell table:formula="of:= &quot;$&quot; &amp; [.A29] &amp; &quot;$ &amp; \code{&quot; &amp; [.B29] &amp; &quot;} &amp; &quot; &amp; [.C29] &amp; &quot; &amp; &quot; &amp; [.D29] &amp; &quot; \\&quot;" office:value-type="string" office:string-value="$U_i$ &amp; \code{} &amp; Set of neighbours &amp;  \\" calcext:value-type="string">
            <text:p>$U_i$ &amp; \code{} &amp; Set of neighbours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alpha_\text{adh}</text:p>
          </table:table-cell>
          <table:table-cell office:value-type="string" calcext:value-type="string">
            <text:p>f\_adh</text:p>
          </table:table-cell>
          <table:table-cell office:value-type="string" calcext:value-type="string">
            <text:p>Adhesion facto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lls cell dynamics forces</text:p>
          </table:table-cell>
          <table:table-cell/>
          <table:table-cell table:formula="of:= &quot;$&quot; &amp; [.A30] &amp; &quot;$ &amp; \code{&quot; &amp; [.B30] &amp; &quot;} &amp; &quot; &amp; [.C30] &amp; &quot; &amp; &quot; &amp; [.D30] &amp; &quot; \\&quot;" office:value-type="string" office:string-value="$\alpha_\text{adh}$ &amp; \code{f\_adh} &amp; Adhesion factor &amp; 1 \\" calcext:value-type="string">
            <text:p>$\alpha_\text{adh}$ &amp; \code{f\_adh} &amp; Adhesion factor &amp; 1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alpha_\text{rep}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pulsion factor</text:p>
          </table:table-cell>
          <table:table-cell office:value-type="float" office:value="2.5" calcext:value-type="float">
            <text:p>2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ells cell dynamics forces</text:p>
          </table:table-cell>
          <table:table-cell/>
          <table:table-cell table:formula="of:= &quot;$&quot; &amp; [.A31] &amp; &quot;$ &amp; \code{&quot; &amp; [.B31] &amp; &quot;} &amp; &quot; &amp; [.C31] &amp; &quot; &amp; &quot; &amp; [.D31] &amp; &quot; \\&quot;" office:value-type="string" office:string-value="$\alpha_\text{rep}$ &amp; \code{rep} &amp; Repulsion factor &amp; 2.5 \\" calcext:value-type="string">
            <text:p>$\alpha_\text{rep}$ &amp; \code{rep} &amp; Repulsion factor &amp; 2.5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F_p\in\R^3</text:p>
          </table:table-cell>
          <table:table-cell office:value-type="string" calcext:value-type="string">
            <text:p>fpx,fpy, fpz</text:p>
          </table:table-cell>
          <table:table-cell office:value-type="string" calcext:value-type="string">
            <text:p>Protrusion force vec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ells cell dynamics forces</text:p>
          </table:table-cell>
          <table:table-cell/>
          <table:table-cell table:formula="of:= &quot;$&quot; &amp; [.A32] &amp; &quot;$ &amp; \code{&quot; &amp; [.B32] &amp; &quot;} &amp; &quot; &amp; [.C32] &amp; &quot; &amp; &quot; &amp; [.D32] &amp; &quot; \\&quot;" office:value-type="string" office:string-value="$\tilde F_p\in\R^3$ &amp; \code{fpx,fpy, fpz} &amp; Protrusion force vector &amp;  \\" calcext:value-type="string">
            <text:p>$\tilde F_p\in\R^3$ &amp; \code{fpx,fpy, fpz} &amp; Protrusion force vector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Protrusion strength</text:p>
          </table:table-cell>
          <table:table-cell office:value-type="string" calcext:value-type="string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ells cell dynamics forces</text:p>
          </table:table-cell>
          <table:table-cell/>
          <table:table-cell table:formula="of:= &quot;$&quot; &amp; [.A33] &amp; &quot;$ &amp; \code{&quot; &amp; [.B33] &amp; &quot;} &amp; &quot; &amp; [.C33] &amp; &quot; &amp; &quot; &amp; [.D33] &amp; &quot; \\&quot;" office:value-type="string" office:string-value="$\tilde D$ &amp; \code{fp} &amp; Protrusion strength &amp; 10 \\" calcext:value-type="string">
            <text:p>$\tilde D$ &amp; \code{fp} &amp; Protrusion strength &amp; 10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_i</text:p>
          </table:table-cell>
          <table:table-cell/>
          <table:table-cell office:value-type="string" calcext:value-type="string">
            <text:p>Protrusion factor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rotrusion</text:p>
          </table:table-cell>
          <table:table-cell/>
          <table:table-cell table:formula="of:= &quot;$&quot; &amp; [.A34] &amp; &quot;$ &amp; \code{&quot; &amp; [.B34] &amp; &quot;} &amp; &quot; &amp; [.C34] &amp; &quot; &amp; &quot; &amp; [.D34] &amp; &quot; \\&quot;" office:value-type="string" office:string-value="$P_i$ &amp; \code{} &amp; Protrusion factor &amp;  \\" calcext:value-type="string">
            <text:p>$P_i$ &amp; \code{} &amp; Protrusion factor &amp; <text:s/>\\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arked</text:p>
          </table:table-cell>
          <table:table-cell office:value-type="string" calcext:value-type="string">
            <text:p>Protrusion marker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rotrusion</text:p>
          </table:table-cell>
          <table:table-cell/>
          <table:table-cell table:formula="of:= &quot;$&quot; &amp; [.A35] &amp; &quot;$ &amp; \code{&quot; &amp; [.B35] &amp; &quot;} &amp; &quot; &amp; [.C35] &amp; &quot; &amp; &quot; &amp; [.D35] &amp; &quot; \\&quot;" office:value-type="string" office:string-value="$$ &amp; \code{marked} &amp; Protrusion marker &amp;  \\" calcext:value-type="string">
            <text:p>$$ &amp; \code{marked} &amp; Protrusion marker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t_{ij}</text:p>
          </table:table-cell>
          <table:table-cell office:value-type="string" calcext:value-type="string">
            <text:p>t\_paired</text:p>
          </table:table-cell>
          <table:table-cell office:value-type="string" calcext:value-type="string">
            <text:p>Protrusion time</text:p>
          </table:table-cell>
          <table:table-cell office:value-type="string" calcext:value-type="string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trusion</text:p>
          </table:table-cell>
          <table:table-cell/>
          <table:table-cell table:formula="of:= &quot;$&quot; &amp; [.A36] &amp; &quot;$ &amp; \code{&quot; &amp; [.B36] &amp; &quot;} &amp; &quot; &amp; [.C36] &amp; &quot; &amp; &quot; &amp; [.D36] &amp; &quot; \\&quot;" office:value-type="string" office:string-value="$\tilde t_{ij}$ &amp; \code{t\_paired} &amp; Protrusion time &amp; 10 \\" calcext:value-type="string">
            <text:p>$\tilde t_{ij}$ &amp; \code{t\_paired} &amp; Protrusion time &amp; 10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k_{p_\text{on}}</text:p>
          </table:table-cell>
          <table:table-cell office:value-type="string" calcext:value-type="string">
            <text:p>k\_{p\_\text{on}}</text:p>
          </table:table-cell>
          <table:table-cell office:value-type="string" calcext:value-type="string">
            <text:p>Protrusion activation rate</text:p>
          </table:table-cell>
          <table:table-cell office:value-type="string" calcext:value-type="string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otrusion</text:p>
          </table:table-cell>
          <table:table-cell/>
          <table:table-cell table:formula="of:= &quot;$&quot; &amp; [.A37] &amp; &quot;$ &amp; \code{&quot; &amp; [.B37] &amp; &quot;} &amp; &quot; &amp; [.C37] &amp; &quot; &amp; &quot; &amp; [.D37] &amp; &quot; \\&quot;" office:value-type="string" office:string-value="$\tilde k_{p_\text{on}}$ &amp; \code{k\_{p\_\text{on}}} &amp; Protrusion activation rate &amp; 20 \\" calcext:value-type="string">
            <text:p>$\tilde k_{p_\text{on}}$ &amp; \code{k\_{p\_\text{on}}} &amp; Protrusion activation rate &amp; 20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k_{p_\text{off}}</text:p>
          </table:table-cell>
          <table:table-cell office:value-type="string" calcext:value-type="string">
            <text:p>k\_{p\_\text{off}}</text:p>
          </table:table-cell>
          <table:table-cell office:value-type="string" calcext:value-type="string">
            <text:p>Protrusion deactivation rate</text:p>
          </table:table-cell>
          <table:table-cell office:value-type="string" calcext:value-type="string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trusion</text:p>
          </table:table-cell>
          <table:table-cell/>
          <table:table-cell table:formula="of:= &quot;$&quot; &amp; [.A38] &amp; &quot;$ &amp; \code{&quot; &amp; [.B38] &amp; &quot;} &amp; &quot; &amp; [.C38] &amp; &quot; &amp; &quot; &amp; [.D38] &amp; &quot; \\&quot;" office:value-type="string" office:string-value="$\tilde k_{p_\text{off}}$ &amp; \code{k\_{p\_\text{off}}} &amp; Protrusion deactivation rate &amp; 10 \\" calcext:value-type="string">
            <text:p>$\tilde k_{p_\text{off}}$ &amp; \code{k\_{p\_\text{off}}} &amp; Protrusion deactivation rate &amp; 10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,B,C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ell stat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39] &amp; &quot;$ &amp; \code{&quot; &amp; [.B39] &amp; &quot;} &amp; &quot; &amp; [.C39] &amp; &quot; &amp; &quot; &amp; [.D39] &amp; &quot; \\&quot;" office:value-type="string" office:string-value="$A,B,C$ &amp; \code{1,2,3} &amp; Cell states &amp;  \\" calcext:value-type="string">
            <text:p>$A,B,C$ &amp; \code{1,2,3} &amp; Cell states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ext{state}(i)</text:p>
          </table:table-cell>
          <table:table-cell office:value-type="string" calcext:value-type="string">
            <text:p>cell\_state</text:p>
          </table:table-cell>
          <table:table-cell office:value-type="string" calcext:value-type="string">
            <text:p>State of the cell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0] &amp; &quot;$ &amp; \code{&quot; &amp; [.B40] &amp; &quot;} &amp; &quot; &amp; [.C40] &amp; &quot; &amp; &quot; &amp; [.D40] &amp; &quot; \\&quot;" office:value-type="string" office:string-value="$\text{state}(i)$ &amp; \code{cell\_state} &amp; State of the cell &amp;  \\" calcext:value-type="string">
            <text:p>$\text{state}(i)$ &amp; \code{cell\_state} &amp; State of the cell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mathds{1}_X(i)</text:p>
          </table:table-cell>
          <table:table-cell/>
          <table:table-cell office:value-type="string" calcext:value-type="string">
            <text:p>State indicator function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1] &amp; &quot;$ &amp; \code{&quot; &amp; [.B41] &amp; &quot;} &amp; &quot; &amp; [.C41] &amp; &quot; &amp; &quot; &amp; [.D41] &amp; &quot; \\&quot;" office:value-type="string" office:string-value="$\mathds{1}_X(i)$ &amp; \code{} &amp; State indicator function &amp;  \\" calcext:value-type="string">
            <text:p>$\mathds{1}_X(i)$ &amp; \code{} &amp; State indicator function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phi_X</text:p>
          </table:table-cell>
          <table:table-cell office:value-type="string" calcext:value-type="string">
            <text:p>phi\_x</text:p>
          </table:table-cell>
          <table:table-cell office:value-type="string" calcext:value-type="string">
            <text:p>Proportion of cells in state $X$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2] &amp; &quot;$ &amp; \code{&quot; &amp; [.B42] &amp; &quot;} &amp; &quot; &amp; [.C42] &amp; &quot; &amp; &quot; &amp; [.D42] &amp; &quot; \\&quot;" office:value-type="string" office:string-value="$\phi_X$ &amp; \code{phi\_x} &amp; Proportion of cells in state $X$ &amp;  \\" calcext:value-type="string">
            <text:p>$\phi_X$ &amp; \code{phi\_x} &amp; Proportion of cells in state $X$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phi_B(0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itial proportion of cells in state $B$</text:p>
          </table:table-cell>
          <table:table-cell office:value-type="float" office:value="0.2" calcext:value-type="float">
            <text:p>0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3] &amp; &quot;$ &amp; \code{&quot; &amp; [.B43] &amp; &quot;} &amp; &quot; &amp; [.C43] &amp; &quot; &amp; &quot; &amp; [.D43] &amp; &quot; \\&quot;" office:value-type="string" office:string-value="$\phi_B(0)$ &amp; \code{b} &amp; Initial proportion of cells in state $B$ &amp; 0.2 \\" calcext:value-type="string">
            <text:p>$\phi_B(0)$ &amp; \code{b} &amp; Initial proportion of cells in state $B$ &amp; 0.2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langle\mathds{1}_X(i)\rangle</text:p>
          </table:table-cell>
          <table:table-cell/>
          <table:table-cell office:value-type="string" calcext:value-type="string">
            <text:p>Proportion of neighbours in state $X$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4] &amp; &quot;$ &amp; \code{&quot; &amp; [.B44] &amp; &quot;} &amp; &quot; &amp; [.C44] &amp; &quot; &amp; &quot; &amp; [.D44] &amp; &quot; \\&quot;" office:value-type="string" office:string-value="$\langle\mathds{1}_X(i)\rangle$ &amp; \code{} &amp; Proportion of neighbours in state $X$ &amp;  \\" calcext:value-type="string">
            <text:p>$\langle\mathds{1}_X(i)\rangle$ &amp; \code{} &amp; Proportion of neighbours in state $X$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r_{X\rightarrow Y}</text:p>
          </table:table-cell>
          <table:table-cell office:value-type="string" calcext:value-type="string">
            <text:p>r\_ab,r\_bc</text:p>
          </table:table-cell>
          <table:table-cell office:value-type="string" calcext:value-type="string">
            <text:p>Transition rate from $X$ to $Y$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5] &amp; &quot;$ &amp; \code{&quot; &amp; [.B45] &amp; &quot;} &amp; &quot; &amp; [.C45] &amp; &quot; &amp; &quot; &amp; [.D45] &amp; &quot; \\&quot;" office:value-type="string" office:string-value="$\tilde r_{X\rightarrow Y}$ &amp; \code{r\_ab,r\_bc} &amp; Transition rate from $X$ to $Y$ &amp;  \\" calcext:value-type="string">
            <text:p>$\tilde r_{X\rightarrow Y}$ &amp; \code{r\_ab,r\_bc} &amp; Transition rate from $X$ to $Y$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<text:span text:style-name="T1">\tilde </text:span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ixed transition rate from $A$ to $B$</text:p>
          </table:table-cell>
          <table:table-cell office:value-type="float" office:value="0.25" calcext:value-type="float">
            <text:p>0.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6] &amp; &quot;$ &amp; \code{&quot; &amp; [.B46] &amp; &quot;} &amp; &quot; &amp; [.C46] &amp; &quot; &amp; &quot; &amp; [.D46] &amp; &quot; \\&quot;" office:value-type="string" office:string-value="$\tilde p$ &amp; \code{p} &amp; Fixed transition rate from $A$ to $B$ &amp; 0.25 \\" calcext:value-type="string">
            <text:p>$\tilde p$ &amp; \code{p} &amp; Fixed transition rate from $A$ to $B$ &amp; 0.25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\tilde 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ixed transition rate from $B$ to $C$</text:p>
          </table:table-cell>
          <table:table-cell office:value-type="string" calcext:value-type="string">
            <text:p>0.5$\tilde p$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7] &amp; &quot;$ &amp; \code{&quot; &amp; [.B47] &amp; &quot;} &amp; &quot; &amp; [.C47] &amp; &quot; &amp; &quot; &amp; [.D47] &amp; &quot; \\&quot;" office:value-type="string" office:string-value="$\tilde q$ &amp; \code{q} &amp; Fixed transition rate from $B$ to $C$ &amp; 0.5$\tilde p$ \\" calcext:value-type="string">
            <text:p>$\tilde q$ &amp; \code{q} &amp; Fixed transition rate from $B$ to $C$ &amp; 0.5$\tilde p$ \\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hibition factor</text:p>
          </table:table-cell>
          <table:table-cell office:value-type="float" office:value="4.76" calcext:value-type="float">
            <text:p>4.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hibition</text:p>
          </table:table-cell>
          <table:table-cell/>
          <table:table-cell table:formula="of:= &quot;$&quot; &amp; [.A48] &amp; &quot;$ &amp; \code{&quot; &amp; [.B48] &amp; &quot;} &amp; &quot; &amp; [.C48] &amp; &quot; &amp; &quot; &amp; [.D48] &amp; &quot; \\&quot;" office:value-type="string" office:string-value="$K$ &amp; \code{k} &amp; Inhibition factor &amp; 4.76 \\" calcext:value-type="string">
            <text:p>$K$ &amp; \code{k} &amp; Inhibition factor &amp; 4.76 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_2(t_n)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Mean square displacement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formula="of:= &quot;$&quot; &amp; [.A49] &amp; &quot;$ &amp; \code{&quot; &amp; [.B49] &amp; &quot;} &amp; &quot; &amp; [.C49] &amp; &quot; &amp; &quot; &amp; [.D49] &amp; &quot; \\&quot;" office:value-type="string" office:string-value="$d_2(t_n)$ &amp; \code{msd} &amp; Mean square displacement &amp;  \\" calcext:value-type="string">
            <text:p>$d_2(t_n)$ &amp; \code{msd} &amp; Mean square displacement &amp; <text:s/>\\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_2(t_n)</text:p>
          </table:table-cell>
          <table:table-cell/>
          <table:table-cell office:value-type="string" calcext:value-type="string">
            <text:p>Mean square displacement step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formula="of:= &quot;$&quot; &amp; [.A50] &amp; &quot;$ &amp; \code{&quot; &amp; [.B50] &amp; &quot;} &amp; &quot; &amp; [.C50] &amp; &quot; &amp; &quot; &amp; [.D50] &amp; &quot; \\&quot;" office:value-type="string" office:string-value="$g_2(t_n)$ &amp; \code{} &amp; Mean square displacement step &amp;  \\" calcext:value-type="string">
            <text:p>$g_2(t_n)$ &amp; \code{} &amp; Mean square displacement step &amp; <text:s/>\\</text:p>
          </table:table-cell>
          <table:table-cell table:number-columns-repeated="16376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1.A1:Full1.G48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EUR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/00/0000</text:date>, <text:time style:data-style-name="N2" text:time-value="20:27:21.4707121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02:35.226963436</meta:creation-date>
    <dc:date>2024-09-24T20:35:46.113283339</dc:date>
    <meta:editing-duration>PT14H23M50S</meta:editing-duration>
    <meta:editing-cycles>42</meta:editing-cycles>
    <meta:generator>LibreOffice/24.2.5.2$Linux_X86_64 LibreOffice_project/420$Build-2</meta:generator>
    <meta:document-statistic meta:table-count="1" meta:cell-count="307" meta:object-count="0"/>
  </office:meta>
</office:document-meta>
</file>